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10.5pt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/>
    </style:style>
    <style:style style:name="T2" style:family="text">
      <style:text-properties fo:color="#00000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infix to postfix//</text:span></text:p>
      <text:p text:style-name="P2"><text:span text:style-name="T2">#include&lt;stdio.h&gt;//standard input output header file//</text:span></text:p>
      <text:p text:style-name="P2"><text:span text:style-name="T2">#include&lt;ctype.h&gt;</text:span></text:p>
      <text:p text:style-name="P2"><text:span text:style-name="T2">char stack[20];//declaring the stack size//</text:span></text:p>
      <text:p text:style-name="P2"><text:span text:style-name="T2">int top=-1;//declaring the initial value of top is -1//</text:span></text:p>
      <text:p text:style-name="P2"><text:span text:style-name="T2">void push(char x)//push function//</text:span></text:p>
      <text:p text:style-name="P2"><text:span text:style-name="T2">{</text:span></text:p>
      <text:p text:style-name="P2"><text:span text:style-name="T2"><text:s text:c="8"/>stack[++top]=x;</text:span></text:p>
      <text:p text:style-name="P2"><text:span text:style-name="T2">}</text:span></text:p>
      <text:p text:style-name="P2"><text:span text:style-name="T2">char pop()// pop function//</text:span></text:p>
      <text:p text:style-name="P2"><text:span text:style-name="T2">{</text:span></text:p>
      <text:p text:style-name="P2"><text:span text:style-name="T2"><text:s text:c="2"/>if(top==-1)</text:span></text:p>
      <text:p text:style-name="P2"><text:span text:style-name="T2"><text:s text:c="2"/>return -1;</text:span></text:p>
      <text:p text:style-name="P2"><text:span text:style-name="T2"><text:s text:c="2"/>else</text:span></text:p>
      <text:p text:style-name="P2"><text:span text:style-name="T2"><text:s text:c="2"/>return stack[top--];</text:span></text:p>
      <text:p text:style-name="P2"><text:span text:style-name="T2">}</text:span></text:p>
      <text:p text:style-name="P2"><text:span text:style-name="T2">int priority(char x)//ptiority function//</text:span></text:p>
      <text:p text:style-name="P2"><text:span text:style-name="T2">{</text:span></text:p>
      <text:p text:style-name="P2"><text:span text:style-name="T2"><text:s text:c="8"/>if(x=='(')// if the value of x is ( then return to 0//</text:span></text:p>
      <text:p text:style-name="P2"><text:span text:style-name="T2"><text:s text:c="8"/>return 0; </text:span></text:p>
      <text:p text:style-name="P2"><text:span text:style-name="T2"><text:s text:c="8"/>if(x=='+'||x=='-')// if the value of x is + or - then return to 1//</text:span></text:p>
      <text:p text:style-name="P2"><text:span text:style-name="T2"><text:s text:c="8"/>return 1;</text:span></text:p>
      <text:p text:style-name="P2"><text:span text:style-name="T2"><text:s text:c="8"/>if(x=='*'||x=='/')// if the value of x is * or / then return to 2//</text:span></text:p>
      <text:p text:style-name="P2"><text:span text:style-name="T2"><text:s text:c="8"/>return 2;</text:span></text:p>
      <text:p text:style-name="P2"><text:span text:style-name="T2">}</text:span></text:p>
      <text:p text:style-name="P2"><text:soft-page-break/><text:span text:style-name="T2">int main()// main function//</text:span></text:p>
      <text:p text:style-name="P2"><text:span text:style-name="T2">{</text:span></text:p>
      <text:p text:style-name="P2"><text:span text:style-name="T2"><text:s text:c="8"/>char *e,x;</text:span></text:p>
      <text:p text:style-name="P2"><text:span text:style-name="T2"><text:s text:c="8"/>char exp[20];</text:span></text:p>
      <text:p text:style-name="P2"><text:span text:style-name="T2"><text:s text:c="8"/>printf("enter the expression\n");//displaying the expression//</text:span></text:p>
      <text:p text:style-name="P2"><text:span text:style-name="T2"><text:s text:c="8"/>scanf("%s",exp);</text:span></text:p>
      <text:p text:style-name="P2"><text:span text:style-name="T2"><text:s text:c="8"/>e=exp;//initiliazing the value of e to the exp//</text:span></text:p>
      <text:p text:style-name="P2"><text:span text:style-name="T2"><text:s text:c="8"/>while(*e!='\0')//checks the condition//</text:span></text:p>
      <text:p text:style-name="P2"><text:span text:style-name="T2"><text:s text:c="8"/>{</text:span></text:p>
      <text:p text:style-name="P2"><text:span text:style-name="T2"><text:s text:c="16"/>if(isalnum(*e))</text:span></text:p>
      <text:p text:style-name="P2"><text:span text:style-name="T2"><text:s text:c="16"/>printf("%c",*e);</text:span></text:p>
      <text:p text:style-name="P2"><text:span text:style-name="T2"><text:s text:c="16"/>else if(*e=='(')</text:span></text:p>
      <text:p text:style-name="P2"><text:span text:style-name="T2"><text:s text:c="16"/>push(*e);//checks the condion of else if and pushes the element//</text:span></text:p>
      <text:p text:style-name="P2"><text:span text:style-name="T2"><text:s text:c="16"/>else if(*e==')')</text:span></text:p>
      <text:p text:style-name="P2"><text:span text:style-name="T2"><text:s text:c="16"/>{</text:span></text:p>
      <text:p text:style-name="P2"><text:span text:style-name="T2"><text:s text:c="24"/>while((x=pop())!='(')</text:span></text:p>
      <text:p text:style-name="P2"><text:span text:style-name="T2"><text:s text:c="24"/>printf("%c",x);</text:span></text:p>
      <text:p text:style-name="P2"><text:span text:style-name="T2"><text:s text:c="16"/>}</text:span></text:p>
      <text:p text:style-name="P2"><text:span text:style-name="T2"><text:s text:c="16"/>else</text:span></text:p>
      <text:p text:style-name="P2"><text:span text:style-name="T2"><text:s text:c="16"/>{</text:span></text:p>
      <text:p text:style-name="P2"><text:span text:style-name="T2"><text:s text:c="16"/>while(priority(stack[top])&gt;=priority(*e))//checks the condition//</text:span></text:p>
      <text:p text:style-name="P2"><text:span text:style-name="T2"><text:s text:c="16"/>printf("%c",pop());</text:span></text:p>
      <text:p text:style-name="P2"><text:span text:style-name="T2"><text:s text:c="16"/>push(*e);</text:span></text:p>
      <text:p text:style-name="P2"><text:span text:style-name="T2"><text:s text:c="16"/>}</text:span></text:p>
      <text:p text:style-name="P2"><text:span text:style-name="T2"><text:s text:c="8"/>e++;//incrementation of e by 1//</text:span></text:p>
      <text:p text:style-name="P2"><text:span text:style-name="T2"><text:s text:c="8"/>}</text:span></text:p>
      <text:p text:style-name="P2"><text:soft-page-break/><text:span text:style-name="T2"><text:s text:c="8"/>while(top!=-1)//contion checks//</text:span></text:p>
      <text:p text:style-name="P2"><text:span text:style-name="T2"><text:s text:c="16"/>{</text:span></text:p>
      <text:p text:style-name="P2"><text:span text:style-name="T2"><text:s text:c="16"/>printf("%c",pop());</text:span></text:p>
      <text:p text:style-name="P2"><text:span text:style-name="T2"><text:s text:c="16"/>}</text:span></text:p>
      <text:p text:style-name="P2"><text:span text:style-name="T2">printf("\n"); <text:s text:c="15"/></text:span></text:p>
      <text:p text:style-name="P2"><text:span text:style-name="T2">return 0;//terminates the program//</text:span></text:p>
      <text:p text:style-name="P2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15:48:00</meta:creation-date>
    <meta:initial-creator>Koushik Penakalapati</meta:initial-creator>
    <meta:document-statistic meta:table-count="0" meta:image-count="0" meta:object-count="0" meta:page-count="3" meta:paragraph-count="58" meta:word-count="167" meta:character-count="1655" meta:non-whitespace-character-count="1082"/>
    <meta:generator>LibreOfficeDev/6.0.5.2$Linux_X86_64 LibreOffice_project/</meta:generator>
  </office:meta>
</office:document-meta>
</file>